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f364"/>
    </style:style>
    <style:style style:name="P2" style:family="paragraph" style:parent-style-name="Standard">
      <style:text-properties officeooo:paragraph-rsid="0006f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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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4:15:07.139784945</meta:creation-date>
    <dc:date>2022-11-23T09:52:58.805622998</dc:date>
    <meta:editing-duration>PT32M53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